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 Nova" svg:font-family="'Proxima Nova', 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Proxima Nova" fo:font-size="11pt" fo:font-style="normal" fo:font-weight="normal"/>
    </style:style>
    <style:style style:name="P2" style:family="paragraph" style:parent-style-name="Standard">
      <style:text-properties fo:font-variant="normal" fo:text-transform="none" fo:color="#000000" style:font-name="Proxima Nova" fo:font-size="11pt" fo:font-style="normal" fo:font-weight="normal" officeooo:rsid="001e2ce5" officeooo:paragraph-rsid="001e2ce5"/>
    </style:style>
    <style:style style:name="P3" style:family="paragraph" style:parent-style-name="Standard">
      <style:paragraph-properties fo:line-height="100%"/>
      <style:text-properties fo:font-variant="normal" fo:text-transform="none" fo:color="#000000" style:font-name="Proxima Nova" fo:font-size="11pt" fo:font-style="normal" fo:font-weight="normal" officeooo:rsid="001e2ce5" officeooo:paragraph-rsid="001e2ce5"/>
    </style:style>
    <style:style style:name="P4" style:family="paragraph" style:parent-style-name="Standard">
      <style:text-properties fo:font-variant="normal" fo:text-transform="none" fo:color="#000000" style:font-name="Proxima Nova" fo:font-size="11pt" fo:font-style="normal" fo:font-weight="normal" officeooo:rsid="001f7fe2" officeooo:paragraph-rsid="001f7fe2"/>
    </style:style>
    <style:style style:name="P5" style:family="paragraph" style:parent-style-name="Standard">
      <style:text-properties fo:font-variant="normal" fo:text-transform="none" fo:color="#000000" style:font-name="Proxima Nova" fo:font-size="11pt" fo:font-style="normal" fo:font-weight="normal" officeooo:rsid="001f7fe2" officeooo:paragraph-rsid="0024e846"/>
    </style:style>
    <style:style style:name="P6" style:family="paragraph" style:parent-style-name="Standard">
      <style:paragraph-properties fo:line-height="100%"/>
      <style:text-properties fo:font-variant="normal" fo:text-transform="none" fo:color="#000000" style:font-name="Proxima Nova" fo:font-size="11pt" fo:font-style="normal" fo:font-weight="normal" officeooo:rsid="0021fcd2" officeooo:paragraph-rsid="0021fcd2"/>
    </style:style>
    <style:style style:name="P7" style:family="paragraph" style:parent-style-name="Standard">
      <style:text-properties fo:font-variant="normal" fo:text-transform="none" fo:color="#000000" style:font-name="Proxima Nova" fo:font-size="11pt" fo:font-style="normal" fo:font-weight="normal" officeooo:rsid="002368ca" officeooo:paragraph-rsid="002368ca"/>
    </style:style>
    <style:style style:name="T1" style:family="text">
      <style:text-properties officeooo:rsid="001f7fe2"/>
    </style:style>
    <style:style style:name="T2" style:family="text">
      <style:text-properties officeooo:rsid="0021fcd2"/>
    </style:style>
    <style:style style:name="T3" style:family="text">
      <style:text-properties officeooo:rsid="0022c2e2"/>
    </style:style>
    <style:style style:name="T4" style:family="text">
      <style:text-properties officeooo:rsid="0024e846"/>
    </style:style>
    <style:style style:name="T5" style:family="text">
      <style:text-properties officeooo:rsid="0025f9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egrettoK@fnb-corp.com </text:p>
      <text:p text:style-name="P1"/>
      <text:p text:style-name="P2">Hi Katie, </text:p>
      <text:p text:style-name="P3"><text:tab/>Thank you for interviewing with me today. <text:span text:style-name="T2">You did a really good job explaining what the <text:s/>ETL role was about, as well as getting me excited about the role and First National Bank. I am very interested in that role, as well as some of the other database, and full stack roles that you talked about there being openings for at a later date. There are a lot branches in the programming field that I have interest in. First National Bank has a lot of those interests of mine interacting under one roof. It is a company where I can see myself coming into a position like ETL data warehousing, and learning and growing into a data science or machine learning position a few years from now. I would be open to taking the next steps with First National Bank should the opportunity present itself. </text:span></text:p>
      <text:p text:style-name="P3"/>
      <text:p text:style-name="P6">Thank You,</text:p>
      <text:p text:style-name="P6">Brian Jones</text:p>
      <text:p text:style-name="P2"/>
      <text:p text:style-name="P2"/>
      <text:p text:style-name="P2"/>
      <text:p text:style-name="P2">Dear Beth, </text:p>
      <text:p text:style-name="P2"><text:tab/><text:span text:style-name="T3">Thank you for interviewing with me today. I really liked a lot about what Net Health had to offer for there programmers. I liked the agile style, size of teams, as well as how you guys swap teams and roles sometimes. I have never heard of a company where this is a massive swap like that. A company with type of agile mindset, and forward thinking is something that I am definitely interested in working for. I would be open to taking the next steps with Net Health should an opportunity present itself. </text:span></text:p>
      <text:p text:style-name="P2"/>
      <text:p text:style-name="P2"/>
      <text:p text:style-name="P2"/>
      <text:p text:style-name="P2"/>
      <text:p text:style-name="P2"/>
      <text:p text:style-name="P2">Dear Ian, </text:p>
      <text:p text:style-name="P2"><text:tab/>Thank you for interviewing with me today. I thought that you had a large amount of companies that you are working with, and placing people at. You have some really good insights into the companies in Pittsburgh, and what the companies are like <text:span text:style-name="T1">to work for</text:span>. Your knowledge of the companies, and your connections are something that could be very beneficial to me <text:span text:style-name="T1">throughout my tech career. I have few second interviews coming up, and if nothing comes out of them; I will definitely reach out to you. </text:span></text:p>
      <text:p text:style-name="P2"/>
      <text:p text:style-name="P2"/>
      <text:p text:style-name="P2"/>
      <text:p text:style-name="P4">Thank You, </text:p>
      <text:p text:style-name="P4">Brian Jones</text:p>
      <text:p text:style-name="P4"/>
      <text:p text:style-name="P7">Dear Matt and John, </text:p>
      <text:p text:style-name="P7"><text:tab/>Thank you for interviewing with me today. I had a lot of fun in the interview. You both seem to be on the cutting edge of what is going on in the technology field, as <text:span text:style-name="T4">well as</text:span> testing out some <text:span text:style-name="T4">new ideas</text:span> for the first time that make sense to do so <text:span text:style-name="T4">at Single Source</text:span>. I feel that I can learn <text:span text:style-name="T5">a lot</text:span> from both of you. I think that <text:span text:style-name="T5">S</text:span>ingle <text:span text:style-name="T5">S</text:span>ource is the company that I could best optimize for learning after Tech Elevator, and that is something that <text:span text:style-name="T4">I am looking for at the start of my programming career. I would welcome the opportunity to move forward with Single Source should the opportunity present itself. </text:span></text:p>
      <text:p text:style-name="P7"/>
      <text:p text:style-name="P5">Thank You, </text:p>
      <text:p text:style-name="P5">Brian J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 Nova" svg:font-family="'Proxima Nova', 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1:04:54.295000000</meta:creation-date>
    <dc:date>2019-04-01T23:21:38.419000000</dc:date>
    <meta:editing-duration>PT1H21S</meta:editing-duration>
    <meta:editing-cycles>2</meta:editing-cycles>
    <meta:generator>LibreOffice/6.2.0.3$Windows_x86 LibreOffice_project/98c6a8a1c6c7b144ce3cc729e34964b47ce25d62</meta:generator>
    <meta:document-statistic meta:table-count="0" meta:image-count="0" meta:object-count="0" meta:page-count="1" meta:paragraph-count="15" meta:word-count="466" meta:character-count="2539" meta:non-whitespace-character-count="2072"/>
  </office:meta>
</office:document-meta>
</file>